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2.15cm" fo:min-width="0.7cm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hatch" draw:fill-color="#ffffff" draw:fill-hatch-name="Hatching_20_1" draw:fill-hatch-solid="false" draw:textarea-horizontal-align="justify" draw:textarea-vertical-align="middle" draw:auto-grow-height="false" fo:min-height="0cm" fo:min-width="6.5cm"/>
    </style:style>
    <style:style style:name="gr4" style:family="graphic" style:parent-style-name="objectwithoutfill">
      <style:graphic-properties svg:stroke-color="#000000" draw:marker-end="Arrow" draw:marker-end-width="0.2cm" draw:fill="none" draw:fill-color="#ffffff" draw:textarea-vertical-align="middle"/>
    </style:style>
    <style:style style:name="gr5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6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hatch" draw:fill-color="#ffffff" draw:fill-hatch-name="Hatching_20_1" draw:fill-hatch-solid="false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2.4cm" svg:x="2.9cm" svg:y="0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4.5cm" svg:x2="7cm" svg:y2="4.5cm">
          <text:p/>
        </draw:line>
        <draw:custom-shape draw:style-name="gr3" draw:text-style-name="P3" draw:layer="layout" svg:width="7cm" svg:height="0.2cm" svg:x="0cm" svg:y="4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2.1cm" svg:x2="2.3cm" svg:y2="2.1cm">
          <text:p/>
        </draw:line>
        <draw:line draw:style-name="gr2" draw:text-style-name="P2" draw:layer="layout" svg:x1="4.7cm" svg:y1="2.1cm" svg:x2="7cm" svg:y2="2.1cm">
          <text:p/>
        </draw:line>
        <draw:path draw:style-name="gr2" draw:text-style-name="P2" draw:layer="layout" svg:width="0.969cm" svg:height="0.194cm" draw:transform="skewX (-0.686787060659769) rotate (-0.927467964509787) translate (2.36006490173925cm 1.85527484654257cm)" svg:viewBox="0 0 970 195" svg:d="M0 195c628-400 970-60 970-60">
          <text:p/>
        </draw:path>
        <draw:path draw:style-name="gr2" draw:text-style-name="P2" draw:layer="layout" svg:width="0.969cm" svg:height="0.194cm" draw:transform="skewX (0.686787060659769) rotate (0.927467964509787) translate (4.05847912439989cm 2.63082872455627cm)" svg:viewBox="0 0 970 195" svg:d="M970 195c-628-400-970-61-970-61">
          <text:p/>
        </draw:path>
        <draw:line draw:style-name="gr4" draw:text-style-name="P2" draw:layer="layout" svg:x1="3.5cm" svg:y1="2.9cm" svg:x2="3.5cm" svg:y2="4.2cm">
          <text:p/>
        </draw:line>
        <draw:line draw:style-name="gr5" draw:text-style-name="P4" draw:layer="layout" svg:x1="2.3cm" svg:y1="2.1cm" svg:x2="2.3cm" svg:y2="2.8cm">
          <text:p/>
        </draw:line>
        <draw:line draw:style-name="gr6" draw:text-style-name="P4" draw:layer="layout" svg:x1="2.9cm" svg:y1="2.8cm" svg:x2="2.3cm" svg:y2="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ing_20_1" draw:display-name="Hatching 1" draw:style="single" draw:color="#000000" draw:distance="0.3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2:03:05.285000000</meta:creation-date>
    <dc:date>2018-02-28T15:30:01.263000000</dc:date>
    <meta:editing-duration>PT27M16S</meta:editing-duration>
    <meta:editing-cycles>7</meta:editing-cycles>
    <meta:generator>LibreOffice/5.4.4.2$Windows_X86_64 LibreOffice_project/2524958677847fb3bb44820e40380acbe820f960</meta:generator>
    <meta:document-statistic meta:object-count="10"/>
  </office:meta>
</office:document-meta>
</file>